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c9ce" officeooo:paragraph-rsid="0007c9ce"/>
    </style:style>
    <style:style style:name="P2" style:family="paragraph" style:parent-style-name="Standard" style:list-style-name="L1">
      <style:text-properties officeooo:rsid="0007c9ce" officeooo:paragraph-rsid="0007c9ce"/>
    </style:style>
    <style:style style:name="P3" style:family="paragraph" style:parent-style-name="Standard" style:list-style-name="L2">
      <style:text-properties officeooo:rsid="0007c9ce" officeooo:paragraph-rsid="0007c9ce"/>
    </style:style>
    <style:style style:name="P4" style:family="paragraph" style:parent-style-name="Standard" style:list-style-name="L3">
      <style:text-properties officeooo:rsid="0007c9ce" officeooo:paragraph-rsid="0007c9ce"/>
    </style:style>
    <style:style style:name="P5" style:family="paragraph" style:parent-style-name="Standard" style:list-style-name="L4">
      <style:text-properties officeooo:rsid="0007c9ce" officeooo:paragraph-rsid="0007c9ce"/>
    </style:style>
    <style:style style:name="P6" style:family="paragraph" style:parent-style-name="Standard" style:list-style-name="L5">
      <style:text-properties officeooo:rsid="0007c9ce" officeooo:paragraph-rsid="0007c9c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7c9ce" officeooo:paragraph-rsid="0007c9ce" style:font-size-asian="18pt" style:font-weight-asian="bold" style:font-size-complex="18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specificação de features</text:p>
      <text:p text:style-name="P1"/>
      <text:p text:style-name="P1">Há basicamente, duas entidades principais no kernel do sistema: pedido e cardápio. Há também as entidades de usuários e funcionários do estabelecimento que não estão inclusas nesta versão inicial da especificação.</text:p>
      <text:p text:style-name="P1"/>
      <text:p text:style-name="P1">Funções de cardápio:</text:p>
      <text:p text:style-name="P1"/>
      <text:list text:style-name="L1">
        <text:list-item>
          <text:p text:style-name="P2">Registro de item/prato do cardápio</text:p>
        </text:list-item>
        <text:list-item>
          <text:p text:style-name="P2">Alteração de item/prato já registrado no cardápio</text:p>
        </text:list-item>
        <text:list-item>
          <text:p text:style-name="P2">Remoção de itens/pratos do cardápio</text:p>
        </text:list-item>
        <text:list-item>
          <text:p text:style-name="P2">Geração do cardápio em formato PDF ou HTML</text:p>
        </text:list-item>
      </text:list>
      <text:p text:style-name="P1"/>
      <text:p text:style-name="P1">Funções de pedido</text:p>
      <text:p text:style-name="P1"/>
      <text:list text:style-name="L2">
        <text:list-item>
          <text:p text:style-name="P3">Registrar pedido na fila</text:p>
        </text:list-item>
        <text:list-item>
          <text:p text:style-name="P3">Alterar pedido já registrado</text:p>
        </text:list-item>
        <text:list-item>
          <text:p text:style-name="P3">Encerrar a conta da mesa</text:p>
        </text:list-item>
        <text:list-item>
          <text:p text:style-name="P3">Filtrar pedidos, também, por status: atendido ou não atendido ou todos</text:p>
        </text:list-item>
      </text:list>
      <text:p text:style-name="P1"/>
      <text:p text:style-name="P1">Login</text:p>
      <text:list text:style-name="L3">
        <text:list-item>
          <text:p text:style-name="P4">Login no sistema</text:p>
        </text:list-item>
      </text:list>
      <text:p text:style-name="P1"/>
      <text:p text:style-name="P1">FUTURAMENTE…</text:p>
      <text:p text:style-name="P1"/>
      <text:p text:style-name="P1">Funções de funcionários</text:p>
      <text:p text:style-name="P1"/>
      <text:list text:style-name="L4">
        <text:list-item>
          <text:p text:style-name="P5">Registrar novo funcionário, criando também sua conta de usuário pelo tipo</text:p>
        </text:list-item>
        <text:list-item>
          <text:p text:style-name="P5">Alterar funcionário já registrado</text:p>
        </text:list-item>
        <text:list-item>
          <text:p text:style-name="P5">Editar funcionário</text:p>
        </text:list-item>
        <text:list-item>
          <text:p text:style-name="P5">Visualizar detalhes do funcionário</text:p>
        </text:list-item>
        <text:list-item>
          <text:p text:style-name="P5">Remover funcionário</text:p>
        </text:list-item>
        <text:list-item>
          <text:p text:style-name="P5">Filtrar funcionários</text:p>
        </text:list-item>
      </text:list>
      <text:p text:style-name="P1"/>
      <text:p text:style-name="P1">Funções de usuário</text:p>
      <text:p text:style-name="P1"/>
      <text:list text:style-name="L5">
        <text:list-item>
          <text:p text:style-name="P6">Registrar usuário</text:p>
        </text:list-item>
        <text:list-item>
          <text:p text:style-name="P6">Remover usuário</text:p>
        </text:list-item>
        <text:list-item>
          <text:p text:style-name="P6">Vincular grupo ao usuário</text:p>
        </text:list-item>
      </text:list>
      <text:p text:style-name="P1"/>
      <text:p text:style-name="P1">Será utilizado o keycloak, um sistema de autenticação e autorização que já oferece a maioria das funções de usuários e roles. Logo, as funções de usuário no sistema são simplificadas. O keycloak fornece uma interface gráfica para login, criação de grupos, roles, vinculo dos roles aos grupos, usuários, etc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20:08:00.609000000</meta:creation-date>
    <dc:date>2024-06-06T20:20:52.468000000</dc:date>
    <meta:editing-duration>PT12M52S</meta:editing-duration>
    <meta:editing-cycles>1</meta:editing-cycles>
    <meta:document-statistic meta:table-count="0" meta:image-count="0" meta:object-count="0" meta:page-count="1" meta:paragraph-count="27" meta:word-count="200" meta:character-count="1234" meta:non-whitespace-character-count="1079"/>
    <meta:generator>LibreOffice/7.6.4.1$Windows_X86_64 LibreOffice_project/e19e193f88cd6c0525a17fb7a176ed8e6a3e2aa1</meta:generator>
  </office:meta>
</office:document-meta>
</file>